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30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9.5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tro" table:style-name="ta1">
        <table:table-column table:style-name="co1" table:default-cell-style-name="Default"/>
        <table:table-row table:style-name="ro1">
          <table:table-cell office:value-type="string" calcext:value-type="string">
            <text:p>Intro</text:p>
          </table:table-cell>
        </table:table-row>
        <table:table-row table:style-name="ro1">
          <table:table-cell office:value-type="string" calcext:value-type="string">
            <text:p>2d &amp; 3d view</text:p>
          </table:table-cell>
        </table:table-row>
        <table:table-row table:style-name="ro1"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hold shift to navigate while tooling</text:p>
          </table:table-cell>
        </table:table-row>
        <table:table-row table:style-name="ro1">
          <table:table-cell office:value-type="string" calcext:value-type="string">
            <text:p>multi select</text:p>
          </table:table-cell>
        </table:table-row>
      </table:table>
      <table:table table:name="Templat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826565672876313" calcext:value-type="float">
            <text:p>0.8265656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846688735997304" calcext:value-type="float">
            <text:p>0.846688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656723334686831" calcext:value-type="float">
            <text:p>0.6567233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531783807324246" calcext:value-type="float">
            <text:p>0.5317838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844720447435975" calcext:value-type="float">
            <text:p>0.8447204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690096284262836" calcext:value-type="float">
            <text:p>0.6900962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889920700574294" calcext:value-type="float">
            <text:p>0.8899207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304169460432604" calcext:value-type="float">
            <text:p>0.304169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392917984863743" calcext:value-type="float">
            <text:p>0.3929179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241007245145738" calcext:value-type="float">
            <text:p>0.2410072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976445535197854" calcext:value-type="float">
            <text:p>0.9764455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0364799865055829" calcext:value-type="float">
            <text:p>0.0364799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306481711799279" calcext:value-type="float">
            <text:p>0.3064817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951666509034112" calcext:value-type="float">
            <text:p>0.9516665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54675450921059" calcext:value-type="float">
            <text:p>0.9546754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301841594977304" calcext:value-type="float">
            <text:p>0.30184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325049966806546" calcext:value-type="float">
            <text:p>0.3250499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0000383509323000908" calcext:value-type="float">
            <text:p>3.83509323000908E-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095404528779909" calcext:value-type="float">
            <text:p>0.095404528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17502911295742" calcext:value-type="float">
            <text:p>0.9175029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306410038145259" calcext:value-type="float">
            <text:p>0.3064100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957001901464537" calcext:value-type="float">
            <text:p>0.9570019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11982554057613" calcext:value-type="float">
            <text:p>0.11982554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29520147433504" calcext:value-type="float">
            <text:p>0.7295201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313932877033949" calcext:value-type="float">
            <text:p>0.313932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700744575355202" calcext:value-type="float">
            <text:p>0.700744575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58859200682491" calcext:value-type="float">
            <text:p>0.558859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735612934688106" calcext:value-type="float">
            <text:p>0.735612934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11972645204514" calcext:value-type="float">
            <text:p>0.9119726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488688979763538" calcext:value-type="float">
            <text:p>0.4886889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840701344655827" calcext:value-type="float">
            <text:p>0.840701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69368154858239" calcext:value-type="float">
            <text:p>0.6936815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51490896451287" calcext:value-type="float">
            <text:p>0.51490896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62201904365793" calcext:value-type="float">
            <text:p>0.5622019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381856678053737" calcext:value-type="float">
            <text:p>0.3818566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118504408979788" calcext:value-type="float">
            <text:p>0.1185044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232406210387126" calcext:value-type="float">
            <text:p>0.2324062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410131725948304" calcext:value-type="float">
            <text:p>0.4101317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857865467434749" calcext:value-type="float">
            <text:p>0.85786546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296176124829799" calcext:value-type="float">
            <text:p>0.2961761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810510456096381" calcext:value-type="float">
            <text:p>0.8105104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591111429966986" calcext:value-type="float">
            <text:p>0.59111143</text:p>
          </table:table-cell>
          <table:table-cell table:number-columns-repeated="3"/>
        </table:table-row>
      </table:table>
      <table:table table:name="user 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859627586090937" calcext:value-type="float">
            <text:p>0.8596275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995457000797614" calcext:value-type="float">
            <text:p>0.995457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375425008591264" calcext:value-type="float">
            <text:p>0.3754250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245956932660192" calcext:value-type="float">
            <text:p>0.2459569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894278476480395" calcext:value-type="float">
            <text:p>0.8942784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729645785409957" calcext:value-type="float">
            <text:p>0.7296457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570403860183433" calcext:value-type="float">
            <text:p>0.5704038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554942923365161" calcext:value-type="float">
            <text:p>0.5549429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355494641698897" calcext:value-type="float">
            <text:p>0.3554946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537372603313997" calcext:value-type="float">
            <text:p>0.5373726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17721985373646" calcext:value-type="float">
            <text:p>0.177219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682055860059336" calcext:value-type="float">
            <text:p>0.6820558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674299349077046" calcext:value-type="float">
            <text:p>0.6742993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509877873817459" calcext:value-type="float">
            <text:p>0.509877873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349677039775997" calcext:value-type="float">
            <text:p>0.3496770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581392293330282" calcext:value-type="float">
            <text:p>0.5813922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900448590982705" calcext:value-type="float">
            <text:p>0.9004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0355043502058834" calcext:value-type="float">
            <text:p>0.035504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39546912140213" calcext:value-type="float">
            <text:p>0.395469121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825764870969579" calcext:value-type="float">
            <text:p>0.825764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836895218584687" calcext:value-type="float">
            <text:p>0.8368952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640462897252291" calcext:value-type="float">
            <text:p>0.6404628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922859627753496" calcext:value-type="float">
            <text:p>0.922859627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211013795575127" calcext:value-type="float">
            <text:p>0.2110137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89663101430051" calcext:value-type="float">
            <text:p>0.8966310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451833320548758" calcext:value-type="float">
            <text:p>0.45183332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264057443477213" calcext:value-type="float">
            <text:p>0.2640574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817096934420988" calcext:value-type="float">
            <text:p>0.817096934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32830062927678" calcext:value-type="float">
            <text:p>0.932830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951251579448581" calcext:value-type="float">
            <text:p>0.9512515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331145652104169" calcext:value-type="float">
            <text:p>0.3311456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0400572114158422" calcext:value-type="float">
            <text:p>0.040057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694026307435706" calcext:value-type="float">
            <text:p>0.69402630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814445410855114" calcext:value-type="float">
            <text:p>0.8144454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852716404944658" calcext:value-type="float">
            <text:p>0.8527164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997110073454678" calcext:value-type="float">
            <text:p>0.997110073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50064580747858" calcext:value-type="float">
            <text:p>0.5500645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386655037524179" calcext:value-type="float">
            <text:p>0.3866550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117669189814478" calcext:value-type="float">
            <text:p>0.117669189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03986849403009" calcext:value-type="float">
            <text:p>0.703986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137318685883656" calcext:value-type="float">
            <text:p>0.1373186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554199105361477" calcext:value-type="float">
            <text:p>0.5541991054</text:p>
          </table:table-cell>
          <table:table-cell table:number-columns-repeated="3"/>
        </table:table-row>
      </table:table>
      <table:table table:name="user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698215296026319" calcext:value-type="float">
            <text:p>0.698215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101810014341027" calcext:value-type="float">
            <text:p>0.1018100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859963308088481" calcext:value-type="float">
            <text:p>0.8599633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118012727005407" calcext:value-type="float">
            <text:p>0.11801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680354633834213" calcext:value-type="float">
            <text:p>0.680354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408064058516175" calcext:value-type="float">
            <text:p>0.408064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837901716120541" calcext:value-type="float">
            <text:p>0.8379017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648955748882145" calcext:value-type="float">
            <text:p>0.6489557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986483540851623" calcext:value-type="float">
            <text:p>0.9864835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314094432629645" calcext:value-type="float">
            <text:p>0.3140944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0196132233832032" calcext:value-type="float">
            <text:p>0.0196132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708590167574585" calcext:value-type="float">
            <text:p>0.7085901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746314152842388" calcext:value-type="float">
            <text:p>0.746314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550149930641055" calcext:value-type="float">
            <text:p>0.55014993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60858866921626" calcext:value-type="float">
            <text:p>0.6085886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222175595350564" calcext:value-type="float">
            <text:p>0.2221755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803529523545876" calcext:value-type="float">
            <text:p>0.8035295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594175844220445" calcext:value-type="float">
            <text:p>0.5941758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0753306655678898" calcext:value-type="float">
            <text:p>0.07533066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0456330627202988" calcext:value-type="float">
            <text:p>0.0456330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32812838582322" calcext:value-type="float">
            <text:p>0.328128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660755924414843" calcext:value-type="float">
            <text:p>0.6607559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110354043776169" calcext:value-type="float">
            <text:p>0.110354043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90929196868092" calcext:value-type="float">
            <text:p>0.7909291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442804763792083" calcext:value-type="float">
            <text:p>0.4428047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913610033458099" calcext:value-type="float">
            <text:p>0.913610033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346040135947987" calcext:value-type="float">
            <text:p>0.3460401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969411050667986" calcext:value-type="float">
            <text:p>0.969411050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889724096748978" calcext:value-type="float">
            <text:p>0.8897240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274390859296545" calcext:value-type="float">
            <text:p>0.2743908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286472604144365" calcext:value-type="float">
            <text:p>0.2864726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372627735137939" calcext:value-type="float">
            <text:p>0.3726277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102105807512999" calcext:value-type="float">
            <text:p>0.10210580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93317744787782" calcext:value-type="float">
            <text:p>0.5933177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763495854334906" calcext:value-type="float">
            <text:p>0.7634958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126762523315847" calcext:value-type="float">
            <text:p>0.126762523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305323394481093" calcext:value-type="float">
            <text:p>0.3053233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0396539964713156" calcext:value-type="float">
            <text:p>0.0396539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192450388334692" calcext:value-type="float">
            <text:p>0.192450388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313455116003752" calcext:value-type="float">
            <text:p>0.313455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604361950187013" calcext:value-type="float">
            <text:p>0.6043619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0914530067238957" calcext:value-type="float">
            <text:p>0.0914530067</text:p>
          </table:table-cell>
          <table:table-cell table:number-columns-repeated="3"/>
        </table:table-row>
      </table:table>
      <table:table table:name="Sheet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755473467521369" calcext:value-type="float">
            <text:p>0.7554734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0845206172671169" calcext:value-type="float">
            <text:p>0.0845206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313104591565207" calcext:value-type="float">
            <text:p>0.3131045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141454730415717" calcext:value-type="float">
            <text:p>0.1414547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126408588141203" calcext:value-type="float">
            <text:p>0.1264085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739535147324204" calcext:value-type="float">
            <text:p>0.7395351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0681972685270011" calcext:value-type="float">
            <text:p>0.0681972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738238833379" calcext:value-type="float">
            <text:p>0.7382388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10884440690279" calcext:value-type="float">
            <text:p>0.1088444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814879991579801" calcext:value-type="float">
            <text:p>0.8148799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923780184239149" calcext:value-type="float">
            <text:p>0.9237801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675278177950531" calcext:value-type="float">
            <text:p>0.675278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185030041029677" calcext:value-type="float">
            <text:p>0.185030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0637377963867039" calcext:value-type="float">
            <text:p>0.063737796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17526482837275" calcext:value-type="float">
            <text:p>0.917526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0686075182165951" calcext:value-type="float">
            <text:p>0.0686075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276568430010229" calcext:value-type="float">
            <text:p>0.27656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79487209697254" calcext:value-type="float">
            <text:p>0.794872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409234100952745" calcext:value-type="float">
            <text:p>0.40923410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220566468779" calcext:value-type="float">
            <text:p>0.5220566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0143108898773789" calcext:value-type="float">
            <text:p>0.0143108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0299257929436862" calcext:value-type="float">
            <text:p>0.029925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0950705253053457" calcext:value-type="float">
            <text:p>0.095070525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218014978570864" calcext:value-type="float">
            <text:p>0.2180149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867409718921408" calcext:value-type="float">
            <text:p>0.8674097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157358156749979" calcext:value-type="float">
            <text:p>0.15735815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163376806303859" calcext:value-type="float">
            <text:p>0.1633768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065726634580642" calcext:value-type="float">
            <text:p>0.065726634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386513001285493" calcext:value-type="float">
            <text:p>0.3865130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811898352578282" calcext:value-type="float">
            <text:p>0.8118983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840593243949115" calcext:value-type="float">
            <text:p>0.8405932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372903359588236" calcext:value-type="float">
            <text:p>0.3729033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716894334880635" calcext:value-type="float">
            <text:p>0.71689433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80981290154159" calcext:value-type="float">
            <text:p>0.7809812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204375239089131" calcext:value-type="float">
            <text:p>0.2043752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685645336750895" calcext:value-type="float">
            <text:p>0.68564533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455164052778855" calcext:value-type="float">
            <text:p>0.4551640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672594054834917" calcext:value-type="float">
            <text:p>0.6725940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262803378980607" calcext:value-type="float">
            <text:p>0.26280337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41017157677561" calcext:value-type="float">
            <text:p>0.4101715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578506983816624" calcext:value-type="float">
            <text:p>0.5785069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683128023985773" calcext:value-type="float">
            <text:p>0.683128024</text:p>
          </table:table-cell>
          <table:table-cell table:number-columns-repeated="3"/>
        </table:table-row>
      </table:table>
      <table:table table:name="Sheet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638760560657829" calcext:value-type="float">
            <text:p>0.6387605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284960112534463" calcext:value-type="float">
            <text:p>0.284960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464021189371124" calcext:value-type="float">
            <text:p>0.4640211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675324033247307" calcext:value-type="float">
            <text:p>0.6753240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879966637585312" calcext:value-type="float">
            <text:p>0.8799666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866377665894106" calcext:value-type="float">
            <text:p>0.8663776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96013383497484" calcext:value-type="float">
            <text:p>0.960133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344776831334457" calcext:value-type="float">
            <text:p>0.3447768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138578769750893" calcext:value-type="float">
            <text:p>0.1385787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660289045423269" calcext:value-type="float">
            <text:p>0.6602890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764105515088886" calcext:value-type="float">
            <text:p>0.764105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838121847016737" calcext:value-type="float">
            <text:p>0.838121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0638657133094966" calcext:value-type="float">
            <text:p>0.0638657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644779537571594" calcext:value-type="float">
            <text:p>0.644779537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6460023149848" calcext:value-type="float">
            <text:p>0.9646002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205461284844205" calcext:value-type="float">
            <text:p>0.2054612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747291543520987" calcext:value-type="float">
            <text:p>0.7472915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548718478064984" calcext:value-type="float">
            <text:p>0.5487184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710610246052966" calcext:value-type="float">
            <text:p>0.710610246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660573580069467" calcext:value-type="float">
            <text:p>0.6605735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971725707873702" calcext:value-type="float">
            <text:p>0.9717257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40695314668119" calcext:value-type="float">
            <text:p>0.4069531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0910484062042087" calcext:value-type="float">
            <text:p>0.091048406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02907477458939" calcext:value-type="float">
            <text:p>0.9029074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544588755583391" calcext:value-type="float">
            <text:p>0.5445887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56879606936127" calcext:value-type="float">
            <text:p>0.568796069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626706307986751" calcext:value-type="float">
            <text:p>0.626706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515493666986004" calcext:value-type="float">
            <text:p>0.5154936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843260693596676" calcext:value-type="float">
            <text:p>0.8432606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732269280357286" calcext:value-type="float">
            <text:p>0.732269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868835509289056" calcext:value-type="float">
            <text:p>0.8688355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397037869784981" calcext:value-type="float">
            <text:p>0.3970378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784657889744267" calcext:value-type="float">
            <text:p>0.784657889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00142896780744" calcext:value-type="float">
            <text:p>0.500142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865404389565811" calcext:value-type="float">
            <text:p>0.8654043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0693193017505109" calcext:value-type="float">
            <text:p>0.06931930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139874657616019" calcext:value-type="float">
            <text:p>0.139874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465234341099858" calcext:value-type="float">
            <text:p>0.4652343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00148507952690125" calcext:value-type="float">
            <text:p>0.001485079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44416902773082" calcext:value-type="float">
            <text:p>0.744416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873402302386239" calcext:value-type="float">
            <text:p>0.873402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419670227915049" calcext:value-type="float">
            <text:p>0.4196702279</text:p>
          </table:table-cell>
          <table:table-cell table:number-columns-repeated="3"/>
        </table:table-row>
      </table:table>
      <table:table table:name="Sheet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915034555830061" calcext:value-type="float">
            <text:p>0.915034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910575693706051" calcext:value-type="float">
            <text:p>0.9105756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28582206252031" calcext:value-type="float">
            <text:p>0.285822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861828117398545" calcext:value-type="float">
            <text:p>0.8618281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463740166742355" calcext:value-type="float">
            <text:p>0.463740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71998441289179" calcext:value-type="float">
            <text:p>0.7199844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391022747149691" calcext:value-type="float">
            <text:p>0.3910227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865652333712205" calcext:value-type="float">
            <text:p>0.8656523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325049874605611" calcext:value-type="float">
            <text:p>0.3250498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0589919269550592" calcext:value-type="float">
            <text:p>0.05899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778460879344493" calcext:value-type="float">
            <text:p>0.7784608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0941033002454788" calcext:value-type="float">
            <text:p>0.0941033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509965809760615" calcext:value-type="float">
            <text:p>0.5099658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413752260850742" calcext:value-type="float">
            <text:p>0.41375226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479403270408511" calcext:value-type="float">
            <text:p>0.4794032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482439565705135" calcext:value-type="float">
            <text:p>0.4824395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570606425171718" calcext:value-type="float">
            <text:p>0.570606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421020705951378" calcext:value-type="float">
            <text:p>0.421020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277528634294868" calcext:value-type="float">
            <text:p>0.277528634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427534718066454" calcext:value-type="float">
            <text:p>0.4275347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214305282337591" calcext:value-type="float">
            <text:p>0.214305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870266220765188" calcext:value-type="float">
            <text:p>0.8702662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907552985707298" calcext:value-type="float">
            <text:p>0.90755298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963117797160521" calcext:value-type="float">
            <text:p>0.9631177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490815288387239" calcext:value-type="float">
            <text:p>0.4908152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714322236599401" calcext:value-type="float">
            <text:p>0.714322236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252154519315809" calcext:value-type="float">
            <text:p>0.2521545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303662026766688" calcext:value-type="float">
            <text:p>0.30366202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83635526429862" calcext:value-type="float">
            <text:p>0.7836355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0603213030844927" calcext:value-type="float">
            <text:p>0.0603213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641510291956365" calcext:value-type="float">
            <text:p>0.64151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674655711976811" calcext:value-type="float">
            <text:p>0.674655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928948511136696" calcext:value-type="float">
            <text:p>0.928948511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380504455650225" calcext:value-type="float">
            <text:p>0.3805044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275688811205327" calcext:value-type="float">
            <text:p>0.2756888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209661477943882" calcext:value-type="float">
            <text:p>0.209661477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666391091421247" calcext:value-type="float">
            <text:p>0.6663910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48268141457811" calcext:value-type="float">
            <text:p>0.482681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87971264636144" calcext:value-type="float">
            <text:p>0.879712646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570462903007865" calcext:value-type="float">
            <text:p>0.570462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957425008993596" calcext:value-type="float">
            <text:p>0.957425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567738727200776" calcext:value-type="float">
            <text:p>0.5677387272</text:p>
          </table:table-cell>
          <table:table-cell table:number-columns-repeated="3"/>
        </table:table-row>
      </table:table>
      <table:table table:name="Sheet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. fort stairs purple dot</text:p>
          </table:table-cell>
          <table:table-cell office:value-type="string" calcext:value-type="string">
            <text:p>12.1286 2.85192 -1.066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49.8897 3.16079 -27.7327 -0.619427 0.780004 0.0792979 0.0402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. cars green dot</text:p>
          </table:table-cell>
          <table:table-cell office:value-type="string" calcext:value-type="string">
            <text:p>-9.30199 6.48174 -21.1006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82.845 7.28544 11.4591 0.581243 0.806937 -0.0158002 0.1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. palm tree with the red dot</text:p>
          </table:table-cell>
          <table:table-cell office:value-type="string" calcext:value-type="string">
            <text:p>50.0815 8.53228 -2.88214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16.1394 -3.40856 11.9336 0.971071 -0.237642 0.00251629 0.02323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comments</text:p>
          </table:table-cell>
          <table:table-cell table:formula="of:=RAND()" office:value-type="float" office:value="0.0868244608864188" calcext:value-type="float">
            <text:p>0.0868244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tes/4.ccp</text:p>
          </table:table-cell>
          <table:table-cell table:number-columns-repeated="3"/>
          <table:table-cell table:formula="of:=RAND()" office:value-type="float" office:value="0.686076140264049" calcext:value-type="float">
            <text:p>0.6860761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681299436138943" calcext:value-type="float">
            <text:p>0.681299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738553430652246" calcext:value-type="float">
            <text:p>0.7385534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80277463584207" calcext:value-type="float">
            <text:p>0.8027746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164064144250005" calcext:value-type="float">
            <text:p>0.1640641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429922462906688" calcext:value-type="float">
            <text:p>0.4299224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2 correction off</text:p>
          </table:table-cell>
          <table:table-cell table:number-columns-repeated="3"/>
          <table:table-cell table:formula="of:=RAND()" office:value-type="float" office:value="0.67953508393839" calcext:value-type="float">
            <text:p>0.6795350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2 correction off</text:p>
          </table:table-cell>
          <table:table-cell table:number-columns-repeated="3"/>
          <table:table-cell table:formula="of:=RAND()" office:value-type="float" office:value="0.0490650278516114" calcext:value-type="float">
            <text:p>0.0490650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c1 correction on</text:p>
          </table:table-cell>
          <table:table-cell table:number-columns-repeated="3"/>
          <table:table-cell table:formula="of:=RAND()" office:value-type="float" office:value="0.685740646673366" calcext:value-type="float">
            <text:p>0.6857406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1 correction on</text:p>
          </table:table-cell>
          <table:table-cell table:number-columns-repeated="3"/>
          <table:table-cell table:formula="of:=RAND()" office:value-type="float" office:value="0.398429145105183" calcext:value-type="float">
            <text:p>0.3984291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b1 correction on</text:p>
          </table:table-cell>
          <table:table-cell table:number-columns-repeated="3"/>
          <table:table-cell table:formula="of:=RAND()" office:value-type="float" office:value="0.705160711193457" calcext:value-type="float">
            <text:p>0.7051607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824542050482705" calcext:value-type="float">
            <text:p>0.8245420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e a2 correction off</text:p>
          </table:table-cell>
          <table:table-cell table:number-columns-repeated="3"/>
          <table:table-cell table:formula="of:=RAND()" office:value-type="float" office:value="0.755062129814178" calcext:value-type="float">
            <text:p>0.755062129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421983012929559" calcext:value-type="float">
            <text:p>0.4219830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1.ccp</text:p>
          </table:table-cell>
          <table:table-cell table:number-columns-repeated="3"/>
          <table:table-cell table:formula="of:=RAND()" office:value-type="float" office:value="0.342537005664781" calcext:value-type="float">
            <text:p>0.342537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lasso</text:p>
          </table:table-cell>
          <table:table-cell table:number-columns-repeated="3"/>
          <table:table-cell table:formula="of:=RAND()" office:value-type="float" office:value="0.257835694588721" calcext:value-type="float">
            <text:p>0.2578356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brush</text:p>
          </table:table-cell>
          <table:table-cell table:number-columns-repeated="3"/>
          <table:table-cell table:formula="of:=RAND()" office:value-type="float" office:value="0.224419633392245" calcext:value-type="float">
            <text:p>0.2244196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z 2d depth sensitive</text:p>
          </table:table-cell>
          <table:table-cell table:number-columns-repeated="3"/>
          <table:table-cell table:formula="of:=RAND()" office:value-type="float" office:value="0.104382314486429" calcext:value-type="float">
            <text:p>0.10438231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416242274921387" calcext:value-type="float">
            <text:p>0.4162422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lasso</text:p>
          </table:table-cell>
          <table:table-cell table:number-columns-repeated="3"/>
          <table:table-cell table:formula="of:=RAND()" office:value-type="float" office:value="0.34775048494339" calcext:value-type="float">
            <text:p>0.3477504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plane</text:p>
          </table:table-cell>
          <table:table-cell table:number-columns-repeated="3"/>
          <table:table-cell table:formula="of:=RAND()" office:value-type="float" office:value="0.315916270250455" calcext:value-type="float">
            <text:p>0.3159162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3d brush</text:p>
          </table:table-cell>
          <table:table-cell table:number-columns-repeated="3"/>
          <table:table-cell table:formula="of:=RAND()" office:value-type="float" office:value="0.270328477257863" calcext:value-type="float">
            <text:p>0.27032847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850551617797464" calcext:value-type="float">
            <text:p>0.8505516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3d brush</text:p>
          </table:table-cell>
          <table:table-cell table:number-columns-repeated="3"/>
          <table:table-cell table:formula="of:=RAND()" office:value-type="float" office:value="0.214606450404972" calcext:value-type="float">
            <text:p>0.2146064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2d lasso</text:p>
          </table:table-cell>
          <table:table-cell table:number-columns-repeated="3"/>
          <table:table-cell table:formula="of:=RAND()" office:value-type="float" office:value="0.210575494915247" calcext:value-type="float">
            <text:p>0.21057549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29627092368901" calcext:value-type="float">
            <text:p>0.7296270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any tool that you want to segment tree</text:p>
          </table:table-cell>
          <table:table-cell table:number-columns-repeated="3"/>
          <table:table-cell table:formula="of:=RAND()" office:value-type="float" office:value="0.0628416214603931" calcext:value-type="float">
            <text:p>0.06284162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15172154596075" calcext:value-type="float">
            <text:p>0.7151721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.ccp</text:p>
          </table:table-cell>
          <table:table-cell table:number-columns-repeated="3"/>
          <table:table-cell table:formula="of:=RAND()" office:value-type="float" office:value="0.772337284404784" calcext:value-type="float">
            <text:p>0.772337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far wall with brush</text:p>
          </table:table-cell>
          <table:table-cell table:number-columns-repeated="3"/>
          <table:table-cell table:formula="of:=RAND()" office:value-type="float" office:value="0.472201409516856" calcext:value-type="float">
            <text:p>0.4722014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far wall lasso</text:p>
          </table:table-cell>
          <table:table-cell table:number-columns-repeated="3"/>
          <table:table-cell table:formula="of:=RAND()" office:value-type="float" office:value="0.336017363006249" calcext:value-type="float">
            <text:p>0.336017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<text:tab/>Segment with wall tool</text:p>
          </table:table-cell>
          <table:table-cell table:number-columns-repeated="3"/>
          <table:table-cell table:formula="of:=RAND()" office:value-type="float" office:value="0.595097398385406" calcext:value-type="float">
            <text:p>0.59509739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705382760148495" calcext:value-type="float">
            <text:p>0.7053827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3-rf.ccp</text:p>
          </table:table-cell>
          <table:table-cell table:number-columns-repeated="3"/>
          <table:table-cell table:formula="of:=RAND()" office:value-type="float" office:value="0.241676498670131" calcext:value-type="float">
            <text:p>0.2416764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random forest tool with isolated tree and walls (measure additional effort)</text:p>
          </table:table-cell>
          <table:table-cell table:number-columns-repeated="3"/>
          <table:table-cell table:formula="of:=RAND()" office:value-type="float" office:value="0.376964089926332" calcext:value-type="float">
            <text:p>0.37696408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0582220903597772" calcext:value-type="float">
            <text:p>0.0582220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8.ccp</text:p>
          </table:table-cell>
          <table:table-cell table:number-columns-repeated="3"/>
          <table:table-cell table:formula="of:=RAND()" office:value-type="float" office:value="0.516140087042004" calcext:value-type="float">
            <text:p>0.516140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 the tree</text:p>
          </table:table-cell>
          <table:table-cell table:number-columns-repeated="3"/>
          <table:table-cell table:formula="of:=RAND()" office:value-type="float" office:value="0.871662261895835" calcext:value-type="float">
            <text:p>0.87166226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RAND()" office:value-type="float" office:value="0.62664855318144" calcext:value-type="float">
            <text:p>0.6266485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rickert/testdata/scans/tes/6.ccp</text:p>
          </table:table-cell>
          <table:table-cell table:number-columns-repeated="3"/>
          <table:table-cell table:formula="of:=RAND()" office:value-type="float" office:value="0.025905623100698" calcext:value-type="float">
            <text:p>0.0259056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 buckets and wheelbarrow</text:p>
          </table:table-cell>
          <table:table-cell table:number-columns-repeated="3"/>
          <table:table-cell table:formula="of:=RAND()" office:value-type="float" office:value="0.241594312246889" calcext:value-type="float">
            <text:p>0.241594312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'user 1'.A39:'user 1'.E41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Sheet6.A3:Sheet6.A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1:18:36.424898985</meta:creation-date>
    <dc:date>2015-09-15T16:24:27.270560602</dc:date>
    <meta:editing-duration>PT28M43S</meta:editing-duration>
    <meta:editing-cycles>2</meta:editing-cycles>
    <meta:generator>LibreOffice/4.2.8.2$Linux_X86_64 LibreOffice_project/420m0$Build-2</meta:generator>
    <meta:document-statistic meta:table-count="8" meta:cell-count="614" meta:object-count="0"/>
  </office:meta>
</office:document-meta>
</file>